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playtime</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text:soft-page-break/>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6">Social</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text:soft-page-break/>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18"><text:soft-page-break/></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1T16:01:17.984527604</dc:date>
    <meta:editing-duration>PT38M16S</meta:editing-duration>
    <meta:editing-cycles>17</meta:editing-cycles>
    <meta:document-statistic meta:table-count="0" meta:image-count="0" meta:object-count="0" meta:page-count="4" meta:paragraph-count="67" meta:word-count="1425" meta:character-count="8000" meta:non-whitespace-character-count="6602"/>
  </office:meta>
</office:document-meta>
</file>